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mW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.4799999999999997E-3" table:formula="of:=8.48/1000" table:style-name="ce1">
            <text:p>0.00848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0470000000000001E-2" table:formula="of:=30.47/1000" table:style-name="ce1">
            <text:p>0.03047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.2820000000000001E-2" table:formula="of:=62.82/1000" table:style-name="ce1">
            <text:p>0.0628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.7650000000000001" table:style-name="ce1">
            <text:p>3.765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1.98" table:style-name="ce1">
            <text:p>11.98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.09" table:style-name="ce1">
            <text:p>20.09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8.17" table:style-name="ce1">
            <text:p>28.17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6.200000000000003" table:style-name="ce1">
            <text:p>36.2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4.14" table:style-name="ce1">
            <text:p>44.14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2.03" table:style-name="ce1">
            <text:p>52.03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67.87" table:style-name="ce1">
            <text:p>67.87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74.760000000000005" table:style-name="ce1">
            <text:p>74.76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81.400000000000006" table:style-name="ce1">
            <text:p>81.4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89.3" table:style-name="ce1">
            <text:p>89.3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97.9" table:style-name="ce1">
            <text:p>97.9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05.3" table:style-name="ce1">
            <text:p>105.3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13.6" table:style-name="ce1">
            <text:p>113.6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21.6" table:style-name="ce1">
            <text:p>121.6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28.6" table:style-name="ce1">
            <text:p>128.6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daiyan ilyasa</meta:initial-creator>
    <dc:creator>daiyan ilyasa</dc:creator>
    <meta:creation-date>2025-06-15T18:31:55Z</meta:creation-date>
    <dc:date>2025-06-15T18:43:55Z</dc:date>
  </office:meta>
</office:document-meta>
</file>